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14_12_2014 locationClien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15:34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083</text:p>
          </table:table-cell>
          <table:table-cell office:value-type="string">
            <text:p>Long=7.7377991</text:p>
          </table:table-cell>
        </table:table-row>
        <table:table-row table:style-name="ro1">
          <table:table-cell office:value-type="string">
            <text:p>15:34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083</text:p>
          </table:table-cell>
          <table:table-cell office:value-type="string">
            <text:p>Long=7.7377991</text:p>
          </table:table-cell>
        </table:table-row>
        <table:table-row table:style-name="ro1">
          <table:table-cell office:value-type="string">
            <text:p>15:34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083</text:p>
          </table:table-cell>
          <table:table-cell office:value-type="string">
            <text:p>Long=7.7377991</text:p>
          </table:table-cell>
        </table:table-row>
        <table:table-row table:style-name="ro1">
          <table:table-cell office:value-type="string">
            <text:p>15:34:1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47083</text:p>
          </table:table-cell>
          <table:table-cell office:value-type="string">
            <text:p>Long=7.7377991</text:p>
          </table:table-cell>
        </table:table-row>
        <table:table-row table:style-name="ro1">
          <table:table-cell office:value-type="string">
            <text:p>15:34:1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47083</text:p>
          </table:table-cell>
          <table:table-cell office:value-type="string">
            <text:p>Long=7.7377991</text:p>
          </table:table-cell>
        </table:table-row>
        <table:table-row table:style-name="ro1">
          <table:table-cell office:value-type="string">
            <text:p>15:34:1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47083</text:p>
          </table:table-cell>
          <table:table-cell office:value-type="string">
            <text:p>Long=7.7377991</text:p>
          </table:table-cell>
        </table:table-row>
        <table:table-row table:style-name="ro1">
          <table:table-cell office:value-type="string">
            <text:p>15:34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691</text:p>
          </table:table-cell>
          <table:table-cell office:value-type="string">
            <text:p>Long=7.7378123</text:p>
          </table:table-cell>
        </table:table-row>
        <table:table-row table:style-name="ro1">
          <table:table-cell office:value-type="string">
            <text:p>15:34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71</text:p>
          </table:table-cell>
          <table:table-cell office:value-type="string">
            <text:p>Long=7.7378218</text:p>
          </table:table-cell>
        </table:table-row>
        <table:table-row table:style-name="ro1">
          <table:table-cell office:value-type="string">
            <text:p>15:34:1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71</text:p>
          </table:table-cell>
          <table:table-cell office:value-type="string">
            <text:p>Long=7.7378218</text:p>
          </table:table-cell>
        </table:table-row>
        <table:table-row table:style-name="ro1">
          <table:table-cell office:value-type="string">
            <text:p>15:34:1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71</text:p>
          </table:table-cell>
          <table:table-cell office:value-type="string">
            <text:p>Long=7.7378218</text:p>
          </table:table-cell>
        </table:table-row>
        <table:table-row table:style-name="ro1">
          <table:table-cell office:value-type="string">
            <text:p>15:34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71</text:p>
          </table:table-cell>
          <table:table-cell office:value-type="string">
            <text:p>Long=7.7378218</text:p>
          </table:table-cell>
        </table:table-row>
        <table:table-row table:style-name="ro1">
          <table:table-cell office:value-type="string">
            <text:p>15:34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71</text:p>
          </table:table-cell>
          <table:table-cell office:value-type="string">
            <text:p>Long=7.7378218</text:p>
          </table:table-cell>
        </table:table-row>
        <table:table-row table:style-name="ro1">
          <table:table-cell office:value-type="string">
            <text:p>15:34:2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8568</text:p>
          </table:table-cell>
          <table:table-cell office:value-type="string">
            <text:p>Long=7.737875</text:p>
          </table:table-cell>
        </table:table-row>
        <table:table-row table:style-name="ro1">
          <table:table-cell office:value-type="string">
            <text:p>15:34:2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8704</text:p>
          </table:table-cell>
          <table:table-cell office:value-type="string">
            <text:p>Long=7.7378915</text:p>
          </table:table-cell>
        </table:table-row>
        <table:table-row table:style-name="ro1">
          <table:table-cell office:value-type="string">
            <text:p>15:34:2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8836</text:p>
          </table:table-cell>
          <table:table-cell office:value-type="string">
            <text:p>Long=7.7379065</text:p>
          </table:table-cell>
        </table:table-row>
        <table:table-row table:style-name="ro1">
          <table:table-cell office:value-type="string">
            <text:p>15:34:2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8966</text:p>
          </table:table-cell>
          <table:table-cell office:value-type="string">
            <text:p>Long=7.7379225</text:p>
          </table:table-cell>
        </table:table-row>
        <table:table-row table:style-name="ro1">
          <table:table-cell office:value-type="string">
            <text:p>15:34:2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9061</text:p>
          </table:table-cell>
          <table:table-cell office:value-type="string">
            <text:p>Long=7.7379361</text:p>
          </table:table-cell>
        </table:table-row>
        <table:table-row table:style-name="ro1">
          <table:table-cell office:value-type="string">
            <text:p>15:34:2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9177</text:p>
          </table:table-cell>
          <table:table-cell office:value-type="string">
            <text:p>Long=7.7379556</text:p>
          </table:table-cell>
        </table:table-row>
        <table:table-row table:style-name="ro1">
          <table:table-cell office:value-type="string">
            <text:p>15:34:2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9269</text:p>
          </table:table-cell>
          <table:table-cell office:value-type="string">
            <text:p>Long=7.7379707</text:p>
          </table:table-cell>
        </table:table-row>
        <table:table-row table:style-name="ro1">
          <table:table-cell office:value-type="string">
            <text:p>15:34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391</text:p>
          </table:table-cell>
          <table:table-cell office:value-type="string">
            <text:p>Long=7.737983</text:p>
          </table:table-cell>
        </table:table-row>
        <table:table-row table:style-name="ro1">
          <table:table-cell office:value-type="string">
            <text:p>15:34:2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541</text:p>
          </table:table-cell>
          <table:table-cell office:value-type="string">
            <text:p>Long=7.7379992</text:p>
          </table:table-cell>
        </table:table-row>
        <table:table-row table:style-name="ro1">
          <table:table-cell office:value-type="string">
            <text:p>15:34:3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9668</text:p>
          </table:table-cell>
          <table:table-cell office:value-type="string">
            <text:p>Long=7.7380129</text:p>
          </table:table-cell>
        </table:table-row>
        <table:table-row table:style-name="ro1">
          <table:table-cell office:value-type="string">
            <text:p>15:34:3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9809</text:p>
          </table:table-cell>
          <table:table-cell office:value-type="string">
            <text:p>Long=7.7380295</text:p>
          </table:table-cell>
        </table:table-row>
        <table:table-row table:style-name="ro1">
          <table:table-cell office:value-type="string">
            <text:p>15:34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919</text:p>
          </table:table-cell>
          <table:table-cell office:value-type="string">
            <text:p>Long=7.7380412</text:p>
          </table:table-cell>
        </table:table-row>
        <table:table-row table:style-name="ro1">
          <table:table-cell office:value-type="string">
            <text:p>15:34:3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49995</text:p>
          </table:table-cell>
          <table:table-cell office:value-type="string">
            <text:p>Long=7.7380487</text:p>
          </table:table-cell>
        </table:table-row>
        <table:table-row table:style-name="ro1">
          <table:table-cell office:value-type="string">
            <text:p>15:34:3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1</text:p>
          </table:table-cell>
          <table:table-cell office:value-type="string">
            <text:p>Long=7.7380574</text:p>
          </table:table-cell>
        </table:table-row>
        <table:table-row table:style-name="ro1">
          <table:table-cell office:value-type="string">
            <text:p>15:34:3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25</text:p>
          </table:table-cell>
          <table:table-cell office:value-type="string">
            <text:p>Long=7.7380688</text:p>
          </table:table-cell>
        </table:table-row>
        <table:table-row table:style-name="ro1">
          <table:table-cell office:value-type="string">
            <text:p>15:34:3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35</text:p>
          </table:table-cell>
          <table:table-cell office:value-type="string">
            <text:p>Long=7.7380802</text:p>
          </table:table-cell>
        </table:table-row>
        <table:table-row table:style-name="ro1">
          <table:table-cell office:value-type="string">
            <text:p>15:34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477</text:p>
          </table:table-cell>
          <table:table-cell office:value-type="string">
            <text:p>Long=7.7380969</text:p>
          </table:table-cell>
        </table:table-row>
        <table:table-row table:style-name="ro1">
          <table:table-cell office:value-type="string">
            <text:p>15:34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607</text:p>
          </table:table-cell>
          <table:table-cell office:value-type="string">
            <text:p>Long=7.7381154</text:p>
          </table:table-cell>
        </table:table-row>
        <table:table-row table:style-name="ro1">
          <table:table-cell office:value-type="string">
            <text:p>15:34:3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722</text:p>
          </table:table-cell>
          <table:table-cell office:value-type="string">
            <text:p>Long=7.7381351</text:p>
          </table:table-cell>
        </table:table-row>
        <table:table-row table:style-name="ro1">
          <table:table-cell office:value-type="string">
            <text:p>15:34:4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802</text:p>
          </table:table-cell>
          <table:table-cell office:value-type="string">
            <text:p>Long=7.7381471</text:p>
          </table:table-cell>
        </table:table-row>
        <table:table-row table:style-name="ro1">
          <table:table-cell office:value-type="string">
            <text:p>15:34:4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873</text:p>
          </table:table-cell>
          <table:table-cell office:value-type="string">
            <text:p>Long=7.7381571</text:p>
          </table:table-cell>
        </table:table-row>
        <table:table-row table:style-name="ro1">
          <table:table-cell office:value-type="string">
            <text:p>15:34:4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955</text:p>
          </table:table-cell>
          <table:table-cell office:value-type="string">
            <text:p>Long=7.7381661</text:p>
          </table:table-cell>
        </table:table-row>
        <table:table-row table:style-name="ro1">
          <table:table-cell office:value-type="string">
            <text:p>15:34:4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068</text:p>
          </table:table-cell>
          <table:table-cell office:value-type="string">
            <text:p>Long=7.7381806</text:p>
          </table:table-cell>
        </table:table-row>
        <table:table-row table:style-name="ro1">
          <table:table-cell office:value-type="string">
            <text:p>15:34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184</text:p>
          </table:table-cell>
          <table:table-cell office:value-type="string">
            <text:p>Long=7.7381965</text:p>
          </table:table-cell>
        </table:table-row>
        <table:table-row table:style-name="ro1">
          <table:table-cell office:value-type="string">
            <text:p>15:34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312</text:p>
          </table:table-cell>
          <table:table-cell office:value-type="string">
            <text:p>Long=7.7382188</text:p>
          </table:table-cell>
        </table:table-row>
        <table:table-row table:style-name="ro1">
          <table:table-cell office:value-type="string">
            <text:p>15:34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424</text:p>
          </table:table-cell>
          <table:table-cell office:value-type="string">
            <text:p>Long=7.7382339</text:p>
          </table:table-cell>
        </table:table-row>
        <table:table-row table:style-name="ro1">
          <table:table-cell office:value-type="string">
            <text:p>15:34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477</text:p>
          </table:table-cell>
          <table:table-cell office:value-type="string">
            <text:p>Long=7.7382422</text:p>
          </table:table-cell>
        </table:table-row>
        <table:table-row table:style-name="ro1">
          <table:table-cell office:value-type="string">
            <text:p>15:34:4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527</text:p>
          </table:table-cell>
          <table:table-cell office:value-type="string">
            <text:p>Long=7.7382524</text:p>
          </table:table-cell>
        </table:table-row>
        <table:table-row table:style-name="ro1">
          <table:table-cell office:value-type="string">
            <text:p>15:34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593</text:p>
          </table:table-cell>
          <table:table-cell office:value-type="string">
            <text:p>Long=7.7382607</text:p>
          </table:table-cell>
        </table:table-row>
        <table:table-row table:style-name="ro1">
          <table:table-cell office:value-type="string">
            <text:p>15:34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654</text:p>
          </table:table-cell>
          <table:table-cell office:value-type="string">
            <text:p>Long=7.7382676</text:p>
          </table:table-cell>
        </table:table-row>
        <table:table-row table:style-name="ro1">
          <table:table-cell office:value-type="string">
            <text:p>15:34:5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743</text:p>
          </table:table-cell>
          <table:table-cell office:value-type="string">
            <text:p>Long=7.738275</text:p>
          </table:table-cell>
        </table:table-row>
        <table:table-row table:style-name="ro1">
          <table:table-cell office:value-type="string">
            <text:p>15:34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825</text:p>
          </table:table-cell>
          <table:table-cell office:value-type="string">
            <text:p>Long=7.7382846</text:p>
          </table:table-cell>
        </table:table-row>
        <table:table-row table:style-name="ro1">
          <table:table-cell office:value-type="string">
            <text:p>15:34:5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884</text:p>
          </table:table-cell>
          <table:table-cell office:value-type="string">
            <text:p>Long=7.7382955</text:p>
          </table:table-cell>
        </table:table-row>
        <table:table-row table:style-name="ro1">
          <table:table-cell office:value-type="string">
            <text:p>15:34:5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931</text:p>
          </table:table-cell>
          <table:table-cell office:value-type="string">
            <text:p>Long=7.7383048</text:p>
          </table:table-cell>
        </table:table-row>
        <table:table-row table:style-name="ro1">
          <table:table-cell office:value-type="string">
            <text:p>15:34:5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2027</text:p>
          </table:table-cell>
          <table:table-cell office:value-type="string">
            <text:p>Long=7.7383198</text:p>
          </table:table-cell>
        </table:table-row>
        <table:table-row table:style-name="ro1">
          <table:table-cell office:value-type="string">
            <text:p>15:34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137</text:p>
          </table:table-cell>
          <table:table-cell office:value-type="string">
            <text:p>Long=7.7383335</text:p>
          </table:table-cell>
        </table:table-row>
        <table:table-row table:style-name="ro1">
          <table:table-cell office:value-type="string">
            <text:p>15:34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264</text:p>
          </table:table-cell>
          <table:table-cell office:value-type="string">
            <text:p>Long=7.7383492</text:p>
          </table:table-cell>
        </table:table-row>
        <table:table-row table:style-name="ro1">
          <table:table-cell office:value-type="string">
            <text:p>15:34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411</text:p>
          </table:table-cell>
          <table:table-cell office:value-type="string">
            <text:p>Long=7.738367</text:p>
          </table:table-cell>
        </table:table-row>
        <table:table-row table:style-name="ro1">
          <table:table-cell office:value-type="string">
            <text:p>15:34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614</text:p>
          </table:table-cell>
          <table:table-cell office:value-type="string">
            <text:p>Long=7.7383891</text:p>
          </table:table-cell>
        </table:table-row>
        <table:table-row table:style-name="ro1">
          <table:table-cell office:value-type="string">
            <text:p>15:35:0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2753</text:p>
          </table:table-cell>
          <table:table-cell office:value-type="string">
            <text:p>Long=7.7384077</text:p>
          </table:table-cell>
        </table:table-row>
        <table:table-row table:style-name="ro1">
          <table:table-cell office:value-type="string">
            <text:p>15:35:0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289</text:p>
          </table:table-cell>
          <table:table-cell office:value-type="string">
            <text:p>Long=7.7384276</text:p>
          </table:table-cell>
        </table:table-row>
        <table:table-row table:style-name="ro1">
          <table:table-cell office:value-type="string">
            <text:p>15:35:0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009</text:p>
          </table:table-cell>
          <table:table-cell office:value-type="string">
            <text:p>Long=7.7384436</text:p>
          </table:table-cell>
        </table:table-row>
        <table:table-row table:style-name="ro1">
          <table:table-cell office:value-type="string">
            <text:p>15:35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3109</text:p>
          </table:table-cell>
          <table:table-cell office:value-type="string">
            <text:p>Long=7.7384559</text:p>
          </table:table-cell>
        </table:table-row>
        <table:table-row table:style-name="ro1">
          <table:table-cell office:value-type="string">
            <text:p>15:35:0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184</text:p>
          </table:table-cell>
          <table:table-cell office:value-type="string">
            <text:p>Long=7.7384646</text:p>
          </table:table-cell>
        </table:table-row>
        <table:table-row table:style-name="ro1">
          <table:table-cell office:value-type="string">
            <text:p>15:35:0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233</text:p>
          </table:table-cell>
          <table:table-cell office:value-type="string">
            <text:p>Long=7.7384721</text:p>
          </table:table-cell>
        </table:table-row>
        <table:table-row table:style-name="ro1">
          <table:table-cell office:value-type="string">
            <text:p>15:35:0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309</text:p>
          </table:table-cell>
          <table:table-cell office:value-type="string">
            <text:p>Long=7.7384804</text:p>
          </table:table-cell>
        </table:table-row>
        <table:table-row table:style-name="ro1">
          <table:table-cell office:value-type="string">
            <text:p>15:35:0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377</text:p>
          </table:table-cell>
          <table:table-cell office:value-type="string">
            <text:p>Long=7.7384884</text:p>
          </table:table-cell>
        </table:table-row>
        <table:table-row table:style-name="ro1">
          <table:table-cell office:value-type="string">
            <text:p>15:35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3444</text:p>
          </table:table-cell>
          <table:table-cell office:value-type="string">
            <text:p>Long=7.738498</text:p>
          </table:table-cell>
        </table:table-row>
        <table:table-row table:style-name="ro1">
          <table:table-cell office:value-type="string">
            <text:p>15:35:0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537</text:p>
          </table:table-cell>
          <table:table-cell office:value-type="string">
            <text:p>Long=7.7385105</text:p>
          </table:table-cell>
        </table:table-row>
        <table:table-row table:style-name="ro1">
          <table:table-cell office:value-type="string">
            <text:p>15:35:1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629</text:p>
          </table:table-cell>
          <table:table-cell office:value-type="string">
            <text:p>Long=7.7385262</text:p>
          </table:table-cell>
        </table:table-row>
        <table:table-row table:style-name="ro1">
          <table:table-cell office:value-type="string">
            <text:p>15:35:1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732</text:p>
          </table:table-cell>
          <table:table-cell office:value-type="string">
            <text:p>Long=7.7385465</text:p>
          </table:table-cell>
        </table:table-row>
        <table:table-row table:style-name="ro1">
          <table:table-cell office:value-type="string">
            <text:p>15:35:1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827</text:p>
          </table:table-cell>
          <table:table-cell office:value-type="string">
            <text:p>Long=7.7385631</text:p>
          </table:table-cell>
        </table:table-row>
        <table:table-row table:style-name="ro1">
          <table:table-cell office:value-type="string">
            <text:p>15:35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394</text:p>
          </table:table-cell>
          <table:table-cell office:value-type="string">
            <text:p>Long=7.7385826</text:p>
          </table:table-cell>
        </table:table-row>
        <table:table-row table:style-name="ro1">
          <table:table-cell office:value-type="string">
            <text:p>15:35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049</text:p>
          </table:table-cell>
          <table:table-cell office:value-type="string">
            <text:p>Long=7.7386032</text:p>
          </table:table-cell>
        </table:table-row>
        <table:table-row table:style-name="ro1">
          <table:table-cell office:value-type="string">
            <text:p>15:35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174</text:p>
          </table:table-cell>
          <table:table-cell office:value-type="string">
            <text:p>Long=7.7386255</text:p>
          </table:table-cell>
        </table:table-row>
        <table:table-row table:style-name="ro1">
          <table:table-cell office:value-type="string">
            <text:p>15:35:1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276</text:p>
          </table:table-cell>
          <table:table-cell office:value-type="string">
            <text:p>Long=7.7386453</text:p>
          </table:table-cell>
        </table:table-row>
        <table:table-row table:style-name="ro1">
          <table:table-cell office:value-type="string">
            <text:p>15:35:1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373</text:p>
          </table:table-cell>
          <table:table-cell office:value-type="string">
            <text:p>Long=7.7386618</text:p>
          </table:table-cell>
        </table:table-row>
        <table:table-row table:style-name="ro1">
          <table:table-cell office:value-type="string">
            <text:p>15:35:1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447</text:p>
          </table:table-cell>
          <table:table-cell office:value-type="string">
            <text:p>Long=7.7386728</text:p>
          </table:table-cell>
        </table:table-row>
        <table:table-row table:style-name="ro1">
          <table:table-cell office:value-type="string">
            <text:p>15:35:1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496</text:p>
          </table:table-cell>
          <table:table-cell office:value-type="string">
            <text:p>Long=7.7386786</text:p>
          </table:table-cell>
        </table:table-row>
        <table:table-row table:style-name="ro1">
          <table:table-cell office:value-type="string">
            <text:p>15:35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4565</text:p>
          </table:table-cell>
          <table:table-cell office:value-type="string">
            <text:p>Long=7.7386888</text:p>
          </table:table-cell>
        </table:table-row>
        <table:table-row table:style-name="ro1">
          <table:table-cell office:value-type="string">
            <text:p>15:35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635</text:p>
          </table:table-cell>
          <table:table-cell office:value-type="string">
            <text:p>Long=7.7386982</text:p>
          </table:table-cell>
        </table:table-row>
        <table:table-row table:style-name="ro1">
          <table:table-cell office:value-type="string">
            <text:p>15:35:2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733</text:p>
          </table:table-cell>
          <table:table-cell office:value-type="string">
            <text:p>Long=7.7387121</text:p>
          </table:table-cell>
        </table:table-row>
        <table:table-row table:style-name="ro1">
          <table:table-cell office:value-type="string">
            <text:p>15:35:2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87</text:p>
          </table:table-cell>
          <table:table-cell office:value-type="string">
            <text:p>Long=7.7387279</text:p>
          </table:table-cell>
        </table:table-row>
        <table:table-row table:style-name="ro1">
          <table:table-cell office:value-type="string">
            <text:p>15:35:2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986</text:p>
          </table:table-cell>
          <table:table-cell office:value-type="string">
            <text:p>Long=7.7387421</text:p>
          </table:table-cell>
        </table:table-row>
        <table:table-row table:style-name="ro1">
          <table:table-cell office:value-type="string">
            <text:p>15:35:2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5117</text:p>
          </table:table-cell>
          <table:table-cell office:value-type="string">
            <text:p>Long=7.738759</text:p>
          </table:table-cell>
        </table:table-row>
        <table:table-row table:style-name="ro1">
          <table:table-cell office:value-type="string">
            <text:p>15:35:2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5254</text:p>
          </table:table-cell>
          <table:table-cell office:value-type="string">
            <text:p>Long=7.7387763</text:p>
          </table:table-cell>
        </table:table-row>
        <table:table-row table:style-name="ro1">
          <table:table-cell office:value-type="string">
            <text:p>15:35:2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353</text:p>
          </table:table-cell>
          <table:table-cell office:value-type="string">
            <text:p>Long=7.7387887</text:p>
          </table:table-cell>
        </table:table-row>
        <table:table-row table:style-name="ro1">
          <table:table-cell office:value-type="string">
            <text:p>15:35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393</text:p>
          </table:table-cell>
          <table:table-cell office:value-type="string">
            <text:p>Long=7.7387989</text:p>
          </table:table-cell>
        </table:table-row>
        <table:table-row table:style-name="ro1">
          <table:table-cell office:value-type="string">
            <text:p>15:35:2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44</text:p>
          </table:table-cell>
          <table:table-cell office:value-type="string">
            <text:p>Long=7.7388057</text:p>
          </table:table-cell>
        </table:table-row>
        <table:table-row table:style-name="ro1">
          <table:table-cell office:value-type="string">
            <text:p>15:35:3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535</text:p>
          </table:table-cell>
          <table:table-cell office:value-type="string">
            <text:p>Long=7.7388162</text:p>
          </table:table-cell>
        </table:table-row>
        <table:table-row table:style-name="ro1">
          <table:table-cell office:value-type="string">
            <text:p>15:35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644</text:p>
          </table:table-cell>
          <table:table-cell office:value-type="string">
            <text:p>Long=7.7388266</text:p>
          </table:table-cell>
        </table:table-row>
        <table:table-row table:style-name="ro1">
          <table:table-cell office:value-type="string">
            <text:p>15:35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738</text:p>
          </table:table-cell>
          <table:table-cell office:value-type="string">
            <text:p>Long=7.7388369</text:p>
          </table:table-cell>
        </table:table-row>
        <table:table-row table:style-name="ro1">
          <table:table-cell office:value-type="string">
            <text:p>15:35:3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831</text:p>
          </table:table-cell>
          <table:table-cell office:value-type="string">
            <text:p>Long=7.7388506</text:p>
          </table:table-cell>
        </table:table-row>
        <table:table-row table:style-name="ro1">
          <table:table-cell office:value-type="string">
            <text:p>15:35:3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5915</text:p>
          </table:table-cell>
          <table:table-cell office:value-type="string">
            <text:p>Long=7.7388627</text:p>
          </table:table-cell>
        </table:table-row>
        <table:table-row table:style-name="ro1">
          <table:table-cell office:value-type="string">
            <text:p>15:35:3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601</text:p>
          </table:table-cell>
          <table:table-cell office:value-type="string">
            <text:p>Long=7.7388751</text:p>
          </table:table-cell>
        </table:table-row>
        <table:table-row table:style-name="ro1">
          <table:table-cell office:value-type="string">
            <text:p>15:35:3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6087</text:p>
          </table:table-cell>
          <table:table-cell office:value-type="string">
            <text:p>Long=7.7388892</text:p>
          </table:table-cell>
        </table:table-row>
        <table:table-row table:style-name="ro1">
          <table:table-cell office:value-type="string">
            <text:p>15:35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159</text:p>
          </table:table-cell>
          <table:table-cell office:value-type="string">
            <text:p>Long=7.7389037</text:p>
          </table:table-cell>
        </table:table-row>
        <table:table-row table:style-name="ro1">
          <table:table-cell office:value-type="string">
            <text:p>15:35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253</text:p>
          </table:table-cell>
          <table:table-cell office:value-type="string">
            <text:p>Long=7.7389216</text:p>
          </table:table-cell>
        </table:table-row>
        <table:table-row table:style-name="ro1">
          <table:table-cell office:value-type="string">
            <text:p>15:35:3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6346</text:p>
          </table:table-cell>
          <table:table-cell office:value-type="string">
            <text:p>Long=7.7389372</text:p>
          </table:table-cell>
        </table:table-row>
        <table:table-row table:style-name="ro1">
          <table:table-cell office:value-type="string">
            <text:p>15:35:4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6448</text:p>
          </table:table-cell>
          <table:table-cell office:value-type="string">
            <text:p>Long=7.7389495</text:p>
          </table:table-cell>
        </table:table-row>
        <table:table-row table:style-name="ro1">
          <table:table-cell office:value-type="string">
            <text:p>15:35:4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656</text:p>
          </table:table-cell>
          <table:table-cell office:value-type="string">
            <text:p>Long=7.7389627</text:p>
          </table:table-cell>
        </table:table-row>
        <table:table-row table:style-name="ro1">
          <table:table-cell office:value-type="string">
            <text:p>15:35:4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6688</text:p>
          </table:table-cell>
          <table:table-cell office:value-type="string">
            <text:p>Long=7.7389766</text:p>
          </table:table-cell>
        </table:table-row>
        <table:table-row table:style-name="ro1">
          <table:table-cell office:value-type="string">
            <text:p>15:35:4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794</text:p>
          </table:table-cell>
          <table:table-cell office:value-type="string">
            <text:p>Long=7.73899</text:p>
          </table:table-cell>
        </table:table-row>
        <table:table-row table:style-name="ro1">
          <table:table-cell office:value-type="string">
            <text:p>15:35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897</text:p>
          </table:table-cell>
          <table:table-cell office:value-type="string">
            <text:p>Long=7.739007</text:p>
          </table:table-cell>
        </table:table-row>
        <table:table-row table:style-name="ro1">
          <table:table-cell office:value-type="string">
            <text:p>15:35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971</text:p>
          </table:table-cell>
          <table:table-cell office:value-type="string">
            <text:p>Long=7.7390188</text:p>
          </table:table-cell>
        </table:table-row>
        <table:table-row table:style-name="ro1">
          <table:table-cell office:value-type="string">
            <text:p>15:35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037</text:p>
          </table:table-cell>
          <table:table-cell office:value-type="string">
            <text:p>Long=7.7390288</text:p>
          </table:table-cell>
        </table:table-row>
        <table:table-row table:style-name="ro1">
          <table:table-cell office:value-type="string">
            <text:p>15:35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131</text:p>
          </table:table-cell>
          <table:table-cell office:value-type="string">
            <text:p>Long=7.7390429</text:p>
          </table:table-cell>
        </table:table-row>
        <table:table-row table:style-name="ro1">
          <table:table-cell office:value-type="string">
            <text:p>15:35:4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245</text:p>
          </table:table-cell>
          <table:table-cell office:value-type="string">
            <text:p>Long=7.7390575</text:p>
          </table:table-cell>
        </table:table-row>
        <table:table-row table:style-name="ro1">
          <table:table-cell office:value-type="string">
            <text:p>15:35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339</text:p>
          </table:table-cell>
          <table:table-cell office:value-type="string">
            <text:p>Long=7.7390716</text:p>
          </table:table-cell>
        </table:table-row>
        <table:table-row table:style-name="ro1">
          <table:table-cell office:value-type="string">
            <text:p>15:35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388</text:p>
          </table:table-cell>
          <table:table-cell office:value-type="string">
            <text:p>Long=7.7390812</text:p>
          </table:table-cell>
        </table:table-row>
        <table:table-row table:style-name="ro1">
          <table:table-cell office:value-type="string">
            <text:p>15:35:5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446</text:p>
          </table:table-cell>
          <table:table-cell office:value-type="string">
            <text:p>Long=7.7390889</text:p>
          </table:table-cell>
        </table:table-row>
        <table:table-row table:style-name="ro1">
          <table:table-cell office:value-type="string">
            <text:p>15:35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551</text:p>
          </table:table-cell>
          <table:table-cell office:value-type="string">
            <text:p>Long=7.7391041</text:p>
          </table:table-cell>
        </table:table-row>
        <table:table-row table:style-name="ro1">
          <table:table-cell office:value-type="string">
            <text:p>15:35:5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672</text:p>
          </table:table-cell>
          <table:table-cell office:value-type="string">
            <text:p>Long=7.7391208</text:p>
          </table:table-cell>
        </table:table-row>
        <table:table-row table:style-name="ro1">
          <table:table-cell office:value-type="string">
            <text:p>15:35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803</text:p>
          </table:table-cell>
          <table:table-cell office:value-type="string">
            <text:p>Long=7.7391382</text:p>
          </table:table-cell>
        </table:table-row>
        <table:table-row table:style-name="ro1">
          <table:table-cell office:value-type="string">
            <text:p>15:35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94</text:p>
          </table:table-cell>
          <table:table-cell office:value-type="string">
            <text:p>Long=7.7391524</text:p>
          </table:table-cell>
        </table:table-row>
        <table:table-row table:style-name="ro1">
          <table:table-cell office:value-type="string">
            <text:p>15:35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028</text:p>
          </table:table-cell>
          <table:table-cell office:value-type="string">
            <text:p>Long=7.7391636</text:p>
          </table:table-cell>
        </table:table-row>
        <table:table-row table:style-name="ro1">
          <table:table-cell office:value-type="string">
            <text:p>15:35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119</text:p>
          </table:table-cell>
          <table:table-cell office:value-type="string">
            <text:p>Long=7.7391756</text:p>
          </table:table-cell>
        </table:table-row>
        <table:table-row table:style-name="ro1">
          <table:table-cell office:value-type="string">
            <text:p>15:35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226</text:p>
          </table:table-cell>
          <table:table-cell office:value-type="string">
            <text:p>Long=7.7391932</text:p>
          </table:table-cell>
        </table:table-row>
        <table:table-row table:style-name="ro1">
          <table:table-cell office:value-type="string">
            <text:p>15:35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322</text:p>
          </table:table-cell>
          <table:table-cell office:value-type="string">
            <text:p>Long=7.7392084</text:p>
          </table:table-cell>
        </table:table-row>
        <table:table-row table:style-name="ro1">
          <table:table-cell office:value-type="string">
            <text:p>15:36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419</text:p>
          </table:table-cell>
          <table:table-cell office:value-type="string">
            <text:p>Long=7.7392246</text:p>
          </table:table-cell>
        </table:table-row>
        <table:table-row table:style-name="ro1">
          <table:table-cell office:value-type="string">
            <text:p>15:36:0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507</text:p>
          </table:table-cell>
          <table:table-cell office:value-type="string">
            <text:p>Long=7.739237</text:p>
          </table:table-cell>
        </table:table-row>
        <table:table-row table:style-name="ro1">
          <table:table-cell office:value-type="string">
            <text:p>15:36:0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565</text:p>
          </table:table-cell>
          <table:table-cell office:value-type="string">
            <text:p>Long=7.7392461</text:p>
          </table:table-cell>
        </table:table-row>
        <table:table-row table:style-name="ro1">
          <table:table-cell office:value-type="string">
            <text:p>15:36:0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8671</text:p>
          </table:table-cell>
          <table:table-cell office:value-type="string">
            <text:p>Long=7.7392629</text:p>
          </table:table-cell>
        </table:table-row>
        <table:table-row table:style-name="ro1">
          <table:table-cell office:value-type="string">
            <text:p>15:36:0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8763</text:p>
          </table:table-cell>
          <table:table-cell office:value-type="string">
            <text:p>Long=7.7392768</text:p>
          </table:table-cell>
        </table:table-row>
        <table:table-row table:style-name="ro1">
          <table:table-cell office:value-type="string">
            <text:p>15:36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863</text:p>
          </table:table-cell>
          <table:table-cell office:value-type="string">
            <text:p>Long=7.7392875</text:p>
          </table:table-cell>
        </table:table-row>
        <table:table-row table:style-name="ro1">
          <table:table-cell office:value-type="string">
            <text:p>15:36:0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927</text:p>
          </table:table-cell>
          <table:table-cell office:value-type="string">
            <text:p>Long=7.7392967</text:p>
          </table:table-cell>
        </table:table-row>
        <table:table-row table:style-name="ro1">
          <table:table-cell office:value-type="string">
            <text:p>15:36:0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992</text:p>
          </table:table-cell>
          <table:table-cell office:value-type="string">
            <text:p>Long=7.7393068</text:p>
          </table:table-cell>
        </table:table-row>
        <table:table-row table:style-name="ro1">
          <table:table-cell office:value-type="string">
            <text:p>15:36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022</text:p>
          </table:table-cell>
          <table:table-cell office:value-type="string">
            <text:p>Long=7.7393149</text:p>
          </table:table-cell>
        </table:table-row>
        <table:table-row table:style-name="ro1">
          <table:table-cell office:value-type="string">
            <text:p>15:36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096</text:p>
          </table:table-cell>
          <table:table-cell office:value-type="string">
            <text:p>Long=7.739326</text:p>
          </table:table-cell>
        </table:table-row>
        <table:table-row table:style-name="ro1">
          <table:table-cell office:value-type="string">
            <text:p>15:36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186</text:p>
          </table:table-cell>
          <table:table-cell office:value-type="string">
            <text:p>Long=7.7393406</text:p>
          </table:table-cell>
        </table:table-row>
        <table:table-row table:style-name="ro1">
          <table:table-cell office:value-type="string">
            <text:p>15:36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295</text:p>
          </table:table-cell>
          <table:table-cell office:value-type="string">
            <text:p>Long=7.7393545</text:p>
          </table:table-cell>
        </table:table-row>
        <table:table-row table:style-name="ro1">
          <table:table-cell office:value-type="string">
            <text:p>15:36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441</text:p>
          </table:table-cell>
          <table:table-cell office:value-type="string">
            <text:p>Long=7.7393724</text:p>
          </table:table-cell>
        </table:table-row>
        <table:table-row table:style-name="ro1">
          <table:table-cell office:value-type="string">
            <text:p>15:36:1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9597</text:p>
          </table:table-cell>
          <table:table-cell office:value-type="string">
            <text:p>Long=7.7393911</text:p>
          </table:table-cell>
        </table:table-row>
        <table:table-row table:style-name="ro1">
          <table:table-cell office:value-type="string">
            <text:p>15:36:1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9723</text:p>
          </table:table-cell>
          <table:table-cell office:value-type="string">
            <text:p>Long=7.7394061</text:p>
          </table:table-cell>
        </table:table-row>
        <table:table-row table:style-name="ro1">
          <table:table-cell office:value-type="string">
            <text:p>15:36:1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9831</text:p>
          </table:table-cell>
          <table:table-cell office:value-type="string">
            <text:p>Long=7.7394183</text:p>
          </table:table-cell>
        </table:table-row>
        <table:table-row table:style-name="ro1">
          <table:table-cell office:value-type="string">
            <text:p>15:36:1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9985</text:p>
          </table:table-cell>
          <table:table-cell office:value-type="string">
            <text:p>Long=7.7394365</text:p>
          </table:table-cell>
        </table:table-row>
        <table:table-row table:style-name="ro1">
          <table:table-cell office:value-type="string">
            <text:p>15:36:1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017</text:p>
          </table:table-cell>
          <table:table-cell office:value-type="string">
            <text:p>Long=7.7394567</text:p>
          </table:table-cell>
        </table:table-row>
        <table:table-row table:style-name="ro1">
          <table:table-cell office:value-type="string">
            <text:p>15:36:1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381</text:p>
          </table:table-cell>
          <table:table-cell office:value-type="string">
            <text:p>Long=7.7394822</text:p>
          </table:table-cell>
        </table:table-row>
        <table:table-row table:style-name="ro1">
          <table:table-cell office:value-type="string">
            <text:p>15:36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553</text:p>
          </table:table-cell>
          <table:table-cell office:value-type="string">
            <text:p>Long=7.7395032</text:p>
          </table:table-cell>
        </table:table-row>
        <table:table-row table:style-name="ro1">
          <table:table-cell office:value-type="string">
            <text:p>15:36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68</text:p>
          </table:table-cell>
          <table:table-cell office:value-type="string">
            <text:p>Long=7.7395205</text:p>
          </table:table-cell>
        </table:table-row>
        <table:table-row table:style-name="ro1">
          <table:table-cell office:value-type="string">
            <text:p>15:36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777</text:p>
          </table:table-cell>
          <table:table-cell office:value-type="string">
            <text:p>Long=7.7395318</text:p>
          </table:table-cell>
        </table:table-row>
        <table:table-row table:style-name="ro1">
          <table:table-cell office:value-type="string">
            <text:p>15:36:2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0879</text:p>
          </table:table-cell>
          <table:table-cell office:value-type="string">
            <text:p>Long=7.7395441</text:p>
          </table:table-cell>
        </table:table-row>
        <table:table-row table:style-name="ro1">
          <table:table-cell office:value-type="string">
            <text:p>15:36:2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0987</text:p>
          </table:table-cell>
          <table:table-cell office:value-type="string">
            <text:p>Long=7.7395573</text:p>
          </table:table-cell>
        </table:table-row>
        <table:table-row table:style-name="ro1">
          <table:table-cell office:value-type="string">
            <text:p>15:36:2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1079</text:p>
          </table:table-cell>
          <table:table-cell office:value-type="string">
            <text:p>Long=7.7395678</text:p>
          </table:table-cell>
        </table:table-row>
        <table:table-row table:style-name="ro1">
          <table:table-cell office:value-type="string">
            <text:p>15:36:2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1204</text:p>
          </table:table-cell>
          <table:table-cell office:value-type="string">
            <text:p>Long=7.739586</text:p>
          </table:table-cell>
        </table:table-row>
        <table:table-row table:style-name="ro1">
          <table:table-cell office:value-type="string">
            <text:p>15:36:2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285</text:p>
          </table:table-cell>
          <table:table-cell office:value-type="string">
            <text:p>Long=7.7395978</text:p>
          </table:table-cell>
        </table:table-row>
        <table:table-row table:style-name="ro1">
          <table:table-cell office:value-type="string">
            <text:p>15:36:2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337</text:p>
          </table:table-cell>
          <table:table-cell office:value-type="string">
            <text:p>Long=7.7396065</text:p>
          </table:table-cell>
        </table:table-row>
        <table:table-row table:style-name="ro1">
          <table:table-cell office:value-type="string">
            <text:p>15:36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401</text:p>
          </table:table-cell>
          <table:table-cell office:value-type="string">
            <text:p>Long=7.7396156</text:p>
          </table:table-cell>
        </table:table-row>
        <table:table-row table:style-name="ro1">
          <table:table-cell office:value-type="string">
            <text:p>15:36:2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1454</text:p>
          </table:table-cell>
          <table:table-cell office:value-type="string">
            <text:p>Long=7.7396228</text:p>
          </table:table-cell>
        </table:table-row>
        <table:table-row table:style-name="ro1">
          <table:table-cell office:value-type="string">
            <text:p>15:36:3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1515</text:p>
          </table:table-cell>
          <table:table-cell office:value-type="string">
            <text:p>Long=7.7396326</text:p>
          </table:table-cell>
        </table:table-row>
        <table:table-row table:style-name="ro1">
          <table:table-cell office:value-type="string">
            <text:p>15:36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618</text:p>
          </table:table-cell>
          <table:table-cell office:value-type="string">
            <text:p>Long=7.7396493</text:p>
          </table:table-cell>
        </table:table-row>
        <table:table-row table:style-name="ro1">
          <table:table-cell office:value-type="string">
            <text:p>15:36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716</text:p>
          </table:table-cell>
          <table:table-cell office:value-type="string">
            <text:p>Long=7.7396675</text:p>
          </table:table-cell>
        </table:table-row>
        <table:table-row table:style-name="ro1">
          <table:table-cell office:value-type="string">
            <text:p>15:36:3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831</text:p>
          </table:table-cell>
          <table:table-cell office:value-type="string">
            <text:p>Long=7.7396856</text:p>
          </table:table-cell>
        </table:table-row>
        <table:table-row table:style-name="ro1">
          <table:table-cell office:value-type="string">
            <text:p>15:36:3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93</text:p>
          </table:table-cell>
          <table:table-cell office:value-type="string">
            <text:p>Long=7.7397059</text:p>
          </table:table-cell>
        </table:table-row>
        <table:table-row table:style-name="ro1">
          <table:table-cell office:value-type="string">
            <text:p>15:36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017</text:p>
          </table:table-cell>
          <table:table-cell office:value-type="string">
            <text:p>Long=7.7397201</text:p>
          </table:table-cell>
        </table:table-row>
        <table:table-row table:style-name="ro1">
          <table:table-cell office:value-type="string">
            <text:p>15:36:3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12</text:p>
          </table:table-cell>
          <table:table-cell office:value-type="string">
            <text:p>Long=7.7397373</text:p>
          </table:table-cell>
        </table:table-row>
        <table:table-row table:style-name="ro1">
          <table:table-cell office:value-type="string">
            <text:p>15:36:3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243</text:p>
          </table:table-cell>
          <table:table-cell office:value-type="string">
            <text:p>Long=7.7397548</text:p>
          </table:table-cell>
        </table:table-row>
        <table:table-row table:style-name="ro1">
          <table:table-cell office:value-type="string">
            <text:p>15:36:3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344</text:p>
          </table:table-cell>
          <table:table-cell office:value-type="string">
            <text:p>Long=7.7397692</text:p>
          </table:table-cell>
        </table:table-row>
        <table:table-row table:style-name="ro1">
          <table:table-cell office:value-type="string">
            <text:p>15:36:3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46</text:p>
          </table:table-cell>
          <table:table-cell office:value-type="string">
            <text:p>Long=7.7397852</text:p>
          </table:table-cell>
        </table:table-row>
        <table:table-row table:style-name="ro1">
          <table:table-cell office:value-type="string">
            <text:p>15:36:4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565</text:p>
          </table:table-cell>
          <table:table-cell office:value-type="string">
            <text:p>Long=7.7398017</text:p>
          </table:table-cell>
        </table:table-row>
        <table:table-row table:style-name="ro1">
          <table:table-cell office:value-type="string">
            <text:p>15:36:4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681</text:p>
          </table:table-cell>
          <table:table-cell office:value-type="string">
            <text:p>Long=7.739818</text:p>
          </table:table-cell>
        </table:table-row>
        <table:table-row table:style-name="ro1">
          <table:table-cell office:value-type="string">
            <text:p>15:36:4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749</text:p>
          </table:table-cell>
          <table:table-cell office:value-type="string">
            <text:p>Long=7.7398266</text:p>
          </table:table-cell>
        </table:table-row>
        <table:table-row table:style-name="ro1">
          <table:table-cell office:value-type="string">
            <text:p>15:36:4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851</text:p>
          </table:table-cell>
          <table:table-cell office:value-type="string">
            <text:p>Long=7.7398411</text:p>
          </table:table-cell>
        </table:table-row>
        <table:table-row table:style-name="ro1">
          <table:table-cell office:value-type="string">
            <text:p>15:36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955</text:p>
          </table:table-cell>
          <table:table-cell office:value-type="string">
            <text:p>Long=7.7398549</text:p>
          </table:table-cell>
        </table:table-row>
        <table:table-row table:style-name="ro1">
          <table:table-cell office:value-type="string">
            <text:p>15:36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073</text:p>
          </table:table-cell>
          <table:table-cell office:value-type="string">
            <text:p>Long=7.7398672</text:p>
          </table:table-cell>
        </table:table-row>
        <table:table-row table:style-name="ro1">
          <table:table-cell office:value-type="string">
            <text:p>15:36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203</text:p>
          </table:table-cell>
          <table:table-cell office:value-type="string">
            <text:p>Long=7.7398827</text:p>
          </table:table-cell>
        </table:table-row>
        <table:table-row table:style-name="ro1">
          <table:table-cell office:value-type="string">
            <text:p>15:36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311</text:p>
          </table:table-cell>
          <table:table-cell office:value-type="string">
            <text:p>Long=7.7398956</text:p>
          </table:table-cell>
        </table:table-row>
        <table:table-row table:style-name="ro1">
          <table:table-cell office:value-type="string">
            <text:p>15:36:4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344</text:p>
          </table:table-cell>
          <table:table-cell office:value-type="string">
            <text:p>Long=7.7399102</text:p>
          </table:table-cell>
        </table:table-row>
        <table:table-row table:style-name="ro1">
          <table:table-cell office:value-type="string">
            <text:p>15:36:4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3547</text:p>
          </table:table-cell>
          <table:table-cell office:value-type="string">
            <text:p>Long=7.7399231</text:p>
          </table:table-cell>
        </table:table-row>
        <table:table-row table:style-name="ro1">
          <table:table-cell office:value-type="string">
            <text:p>15:36:5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3667</text:p>
          </table:table-cell>
          <table:table-cell office:value-type="string">
            <text:p>Long=7.7399399</text:p>
          </table:table-cell>
        </table:table-row>
        <table:table-row table:style-name="ro1">
          <table:table-cell office:value-type="string">
            <text:p>15:36:5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3783</text:p>
          </table:table-cell>
          <table:table-cell office:value-type="string">
            <text:p>Long=7.739956</text:p>
          </table:table-cell>
        </table:table-row>
        <table:table-row table:style-name="ro1">
          <table:table-cell office:value-type="string">
            <text:p>15:36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91</text:p>
          </table:table-cell>
          <table:table-cell office:value-type="string">
            <text:p>Long=7.7399739</text:p>
          </table:table-cell>
        </table:table-row>
        <table:table-row table:style-name="ro1">
          <table:table-cell office:value-type="string">
            <text:p>15:36:5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034</text:p>
          </table:table-cell>
          <table:table-cell office:value-type="string">
            <text:p>Long=7.7399875</text:p>
          </table:table-cell>
        </table:table-row>
        <table:table-row table:style-name="ro1">
          <table:table-cell office:value-type="string">
            <text:p>15:36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098</text:p>
          </table:table-cell>
          <table:table-cell office:value-type="string">
            <text:p>Long=7.7399976</text:p>
          </table:table-cell>
        </table:table-row>
        <table:table-row table:style-name="ro1">
          <table:table-cell office:value-type="string">
            <text:p>15:36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154</text:p>
          </table:table-cell>
          <table:table-cell office:value-type="string">
            <text:p>Long=7.7400069</text:p>
          </table:table-cell>
        </table:table-row>
        <table:table-row table:style-name="ro1">
          <table:table-cell office:value-type="string">
            <text:p>15:36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252</text:p>
          </table:table-cell>
          <table:table-cell office:value-type="string">
            <text:p>Long=7.7400226</text:p>
          </table:table-cell>
        </table:table-row>
        <table:table-row table:style-name="ro1">
          <table:table-cell office:value-type="string">
            <text:p>15:36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331</text:p>
          </table:table-cell>
          <table:table-cell office:value-type="string">
            <text:p>Long=7.7400363</text:p>
          </table:table-cell>
        </table:table-row>
        <table:table-row table:style-name="ro1">
          <table:table-cell office:value-type="string">
            <text:p>15:36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443</text:p>
          </table:table-cell>
          <table:table-cell office:value-type="string">
            <text:p>Long=7.740054</text:p>
          </table:table-cell>
        </table:table-row>
        <table:table-row table:style-name="ro1">
          <table:table-cell office:value-type="string">
            <text:p>15:36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559</text:p>
          </table:table-cell>
          <table:table-cell office:value-type="string">
            <text:p>Long=7.7400716</text:p>
          </table:table-cell>
        </table:table-row>
        <table:table-row table:style-name="ro1">
          <table:table-cell office:value-type="string">
            <text:p>15:37:0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465</text:p>
          </table:table-cell>
          <table:table-cell office:value-type="string">
            <text:p>Long=7.7400859</text:p>
          </table:table-cell>
        </table:table-row>
        <table:table-row table:style-name="ro1">
          <table:table-cell office:value-type="string">
            <text:p>15:37:0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4731</text:p>
          </table:table-cell>
          <table:table-cell office:value-type="string">
            <text:p>Long=7.7400987</text:p>
          </table:table-cell>
        </table:table-row>
        <table:table-row table:style-name="ro1">
          <table:table-cell office:value-type="string">
            <text:p>15:37:0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4822</text:p>
          </table:table-cell>
          <table:table-cell office:value-type="string">
            <text:p>Long=7.74011</text:p>
          </table:table-cell>
        </table:table-row>
        <table:table-row table:style-name="ro1">
          <table:table-cell office:value-type="string">
            <text:p>15:37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948</text:p>
          </table:table-cell>
          <table:table-cell office:value-type="string">
            <text:p>Long=7.7401295</text:p>
          </table:table-cell>
        </table:table-row>
        <table:table-row table:style-name="ro1">
          <table:table-cell office:value-type="string">
            <text:p>15:37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036</text:p>
          </table:table-cell>
          <table:table-cell office:value-type="string">
            <text:p>Long=7.7401421</text:p>
          </table:table-cell>
        </table:table-row>
        <table:table-row table:style-name="ro1">
          <table:table-cell office:value-type="string">
            <text:p>15:37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145</text:p>
          </table:table-cell>
          <table:table-cell office:value-type="string">
            <text:p>Long=7.7401581</text:p>
          </table:table-cell>
        </table:table-row>
        <table:table-row table:style-name="ro1">
          <table:table-cell office:value-type="string">
            <text:p>15:37:06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4765201</text:p>
          </table:table-cell>
          <table:table-cell office:value-type="string">
            <text:p>Long=7.7401681</text:p>
          </table:table-cell>
        </table:table-row>
        <table:table-row table:style-name="ro1">
          <table:table-cell office:value-type="string">
            <text:p>15:37:0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291</text:p>
          </table:table-cell>
          <table:table-cell office:value-type="string">
            <text:p>Long=7.7401797</text:p>
          </table:table-cell>
        </table:table-row>
        <table:table-row table:style-name="ro1">
          <table:table-cell office:value-type="string">
            <text:p>15:37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428</text:p>
          </table:table-cell>
          <table:table-cell office:value-type="string">
            <text:p>Long=7.7401977</text:p>
          </table:table-cell>
        </table:table-row>
        <table:table-row table:style-name="ro1">
          <table:table-cell office:value-type="string">
            <text:p>15:37:0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5528</text:p>
          </table:table-cell>
          <table:table-cell office:value-type="string">
            <text:p>Long=7.7402075</text:p>
          </table:table-cell>
        </table:table-row>
        <table:table-row table:style-name="ro1">
          <table:table-cell office:value-type="string">
            <text:p>15:37:1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564</text:p>
          </table:table-cell>
          <table:table-cell office:value-type="string">
            <text:p>Long=7.740217</text:p>
          </table:table-cell>
        </table:table-row>
        <table:table-row table:style-name="ro1">
          <table:table-cell office:value-type="string">
            <text:p>15:37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708</text:p>
          </table:table-cell>
          <table:table-cell office:value-type="string">
            <text:p>Long=7.7402254</text:p>
          </table:table-cell>
        </table:table-row>
        <table:table-row table:style-name="ro1">
          <table:table-cell office:value-type="string">
            <text:p>15:37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777</text:p>
          </table:table-cell>
          <table:table-cell office:value-type="string">
            <text:p>Long=7.7402329</text:p>
          </table:table-cell>
        </table:table-row>
        <table:table-row table:style-name="ro1">
          <table:table-cell office:value-type="string">
            <text:p>15:37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888</text:p>
          </table:table-cell>
          <table:table-cell office:value-type="string">
            <text:p>Long=7.7402492</text:p>
          </table:table-cell>
        </table:table-row>
        <table:table-row table:style-name="ro1">
          <table:table-cell office:value-type="string">
            <text:p>15:37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972</text:p>
          </table:table-cell>
          <table:table-cell office:value-type="string">
            <text:p>Long=7.7402616</text:p>
          </table:table-cell>
        </table:table-row>
        <table:table-row table:style-name="ro1">
          <table:table-cell office:value-type="string">
            <text:p>15:37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04</text:p>
          </table:table-cell>
          <table:table-cell office:value-type="string">
            <text:p>Long=7.7402772</text:p>
          </table:table-cell>
        </table:table-row>
        <table:table-row table:style-name="ro1">
          <table:table-cell office:value-type="string">
            <text:p>15:37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12</text:p>
          </table:table-cell>
          <table:table-cell office:value-type="string">
            <text:p>Long=7.7402907</text:p>
          </table:table-cell>
        </table:table-row>
        <table:table-row table:style-name="ro1">
          <table:table-cell office:value-type="string">
            <text:p>15:37:1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203</text:p>
          </table:table-cell>
          <table:table-cell office:value-type="string">
            <text:p>Long=7.7403045</text:p>
          </table:table-cell>
        </table:table-row>
        <table:table-row table:style-name="ro1">
          <table:table-cell office:value-type="string">
            <text:p>15:37:1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266</text:p>
          </table:table-cell>
          <table:table-cell office:value-type="string">
            <text:p>Long=7.7403172</text:p>
          </table:table-cell>
        </table:table-row>
        <table:table-row table:style-name="ro1">
          <table:table-cell office:value-type="string">
            <text:p>15:37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351</text:p>
          </table:table-cell>
          <table:table-cell office:value-type="string">
            <text:p>Long=7.7403318</text:p>
          </table:table-cell>
        </table:table-row>
        <table:table-row table:style-name="ro1">
          <table:table-cell office:value-type="string">
            <text:p>15:37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418</text:p>
          </table:table-cell>
          <table:table-cell office:value-type="string">
            <text:p>Long=7.7403471</text:p>
          </table:table-cell>
        </table:table-row>
        <table:table-row table:style-name="ro1">
          <table:table-cell office:value-type="string">
            <text:p>15:37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572</text:p>
          </table:table-cell>
          <table:table-cell office:value-type="string">
            <text:p>Long=7.7403739</text:p>
          </table:table-cell>
        </table:table-row>
        <table:table-row table:style-name="ro1">
          <table:table-cell office:value-type="string">
            <text:p>15:37:2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653</text:p>
          </table:table-cell>
          <table:table-cell office:value-type="string">
            <text:p>Long=7.7403889</text:p>
          </table:table-cell>
        </table:table-row>
        <table:table-row table:style-name="ro1">
          <table:table-cell office:value-type="string">
            <text:p>15:37:2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734</text:p>
          </table:table-cell>
          <table:table-cell office:value-type="string">
            <text:p>Long=7.7404019</text:p>
          </table:table-cell>
        </table:table-row>
        <table:table-row table:style-name="ro1">
          <table:table-cell office:value-type="string">
            <text:p>15:37:2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853</text:p>
          </table:table-cell>
          <table:table-cell office:value-type="string">
            <text:p>Long=7.7404181</text:p>
          </table:table-cell>
        </table:table-row>
        <table:table-row table:style-name="ro1">
          <table:table-cell office:value-type="string">
            <text:p>15:37:2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937</text:p>
          </table:table-cell>
          <table:table-cell office:value-type="string">
            <text:p>Long=7.7404305</text:p>
          </table:table-cell>
        </table:table-row>
        <table:table-row table:style-name="ro1">
          <table:table-cell office:value-type="string">
            <text:p>15:37:2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004</text:p>
          </table:table-cell>
          <table:table-cell office:value-type="string">
            <text:p>Long=7.7404445</text:p>
          </table:table-cell>
        </table:table-row>
        <table:table-row table:style-name="ro1">
          <table:table-cell office:value-type="string">
            <text:p>15:37:2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7129</text:p>
          </table:table-cell>
          <table:table-cell office:value-type="string">
            <text:p>Long=7.7404607</text:p>
          </table:table-cell>
        </table:table-row>
        <table:table-row table:style-name="ro1">
          <table:table-cell office:value-type="string">
            <text:p>15:37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25</text:p>
          </table:table-cell>
          <table:table-cell office:value-type="string">
            <text:p>Long=7.7404754</text:p>
          </table:table-cell>
        </table:table-row>
        <table:table-row table:style-name="ro1">
          <table:table-cell office:value-type="string">
            <text:p>15:37:2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322</text:p>
          </table:table-cell>
          <table:table-cell office:value-type="string">
            <text:p>Long=7.7404865</text:p>
          </table:table-cell>
        </table:table-row>
        <table:table-row table:style-name="ro1">
          <table:table-cell office:value-type="string">
            <text:p>15:37:3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393</text:p>
          </table:table-cell>
          <table:table-cell office:value-type="string">
            <text:p>Long=7.7404986</text:p>
          </table:table-cell>
        </table:table-row>
        <table:table-row table:style-name="ro1">
          <table:table-cell office:value-type="string">
            <text:p>15:37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441</text:p>
          </table:table-cell>
          <table:table-cell office:value-type="string">
            <text:p>Long=7.7405082</text:p>
          </table:table-cell>
        </table:table-row>
        <table:table-row table:style-name="ro1">
          <table:table-cell office:value-type="string">
            <text:p>15:37:3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7513</text:p>
          </table:table-cell>
          <table:table-cell office:value-type="string">
            <text:p>Long=7.740518</text:p>
          </table:table-cell>
        </table:table-row>
        <table:table-row table:style-name="ro1">
          <table:table-cell office:value-type="string">
            <text:p>15:37:3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7603</text:p>
          </table:table-cell>
          <table:table-cell office:value-type="string">
            <text:p>Long=7.7405264</text:p>
          </table:table-cell>
        </table:table-row>
        <table:table-row table:style-name="ro1">
          <table:table-cell office:value-type="string">
            <text:p>15:37:3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695</text:p>
          </table:table-cell>
          <table:table-cell office:value-type="string">
            <text:p>Long=7.7405364</text:p>
          </table:table-cell>
        </table:table-row>
        <table:table-row table:style-name="ro1">
          <table:table-cell office:value-type="string">
            <text:p>15:37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893</text:p>
          </table:table-cell>
          <table:table-cell office:value-type="string">
            <text:p>Long=7.7405561</text:p>
          </table:table-cell>
        </table:table-row>
        <table:table-row table:style-name="ro1">
          <table:table-cell office:value-type="string">
            <text:p>15:37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038</text:p>
          </table:table-cell>
          <table:table-cell office:value-type="string">
            <text:p>Long=7.7405706</text:p>
          </table:table-cell>
        </table:table-row>
        <table:table-row table:style-name="ro1">
          <table:table-cell office:value-type="string">
            <text:p>15:37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17</text:p>
          </table:table-cell>
          <table:table-cell office:value-type="string">
            <text:p>Long=7.7405866</text:p>
          </table:table-cell>
        </table:table-row>
        <table:table-row table:style-name="ro1">
          <table:table-cell office:value-type="string">
            <text:p>15:37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277</text:p>
          </table:table-cell>
          <table:table-cell office:value-type="string">
            <text:p>Long=7.7405979</text:p>
          </table:table-cell>
        </table:table-row>
        <table:table-row table:style-name="ro1">
          <table:table-cell office:value-type="string">
            <text:p>15:37:3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407</text:p>
          </table:table-cell>
          <table:table-cell office:value-type="string">
            <text:p>Long=7.7406134</text:p>
          </table:table-cell>
        </table:table-row>
        <table:table-row table:style-name="ro1">
          <table:table-cell office:value-type="string">
            <text:p>15:37:4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514</text:p>
          </table:table-cell>
          <table:table-cell office:value-type="string">
            <text:p>Long=7.7406282</text:p>
          </table:table-cell>
        </table:table-row>
        <table:table-row table:style-name="ro1">
          <table:table-cell office:value-type="string">
            <text:p>15:37:4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598</text:p>
          </table:table-cell>
          <table:table-cell office:value-type="string">
            <text:p>Long=7.7406402</text:p>
          </table:table-cell>
        </table:table-row>
        <table:table-row table:style-name="ro1">
          <table:table-cell office:value-type="string">
            <text:p>15:37:4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712</text:p>
          </table:table-cell>
          <table:table-cell office:value-type="string">
            <text:p>Long=7.7406572</text:p>
          </table:table-cell>
        </table:table-row>
        <table:table-row table:style-name="ro1">
          <table:table-cell office:value-type="string">
            <text:p>15:37:4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817</text:p>
          </table:table-cell>
          <table:table-cell office:value-type="string">
            <text:p>Long=7.7406759</text:p>
          </table:table-cell>
        </table:table-row>
        <table:table-row table:style-name="ro1">
          <table:table-cell office:value-type="string">
            <text:p>15:37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89</text:p>
          </table:table-cell>
          <table:table-cell office:value-type="string">
            <text:p>Long=7.7406889</text:p>
          </table:table-cell>
        </table:table-row>
        <table:table-row table:style-name="ro1">
          <table:table-cell office:value-type="string">
            <text:p>15:37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972</text:p>
          </table:table-cell>
          <table:table-cell office:value-type="string">
            <text:p>Long=7.7407011</text:p>
          </table:table-cell>
        </table:table-row>
        <table:table-row table:style-name="ro1">
          <table:table-cell office:value-type="string">
            <text:p>15:37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119</text:p>
          </table:table-cell>
          <table:table-cell office:value-type="string">
            <text:p>Long=7.7407146</text:p>
          </table:table-cell>
        </table:table-row>
        <table:table-row table:style-name="ro1">
          <table:table-cell office:value-type="string">
            <text:p>15:37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21</text:p>
          </table:table-cell>
          <table:table-cell office:value-type="string">
            <text:p>Long=7.7407232</text:p>
          </table:table-cell>
        </table:table-row>
        <table:table-row table:style-name="ro1">
          <table:table-cell office:value-type="string">
            <text:p>15:37:4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272</text:p>
          </table:table-cell>
          <table:table-cell office:value-type="string">
            <text:p>Long=7.7407305</text:p>
          </table:table-cell>
        </table:table-row>
        <table:table-row table:style-name="ro1">
          <table:table-cell office:value-type="string">
            <text:p>15:37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329</text:p>
          </table:table-cell>
          <table:table-cell office:value-type="string">
            <text:p>Long=7.7407418</text:p>
          </table:table-cell>
        </table:table-row>
        <table:table-row table:style-name="ro1">
          <table:table-cell office:value-type="string">
            <text:p>15:37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393</text:p>
          </table:table-cell>
          <table:table-cell office:value-type="string">
            <text:p>Long=7.7407556</text:p>
          </table:table-cell>
        </table:table-row>
        <table:table-row table:style-name="ro1">
          <table:table-cell office:value-type="string">
            <text:p>15:37:5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445</text:p>
          </table:table-cell>
          <table:table-cell office:value-type="string">
            <text:p>Long=7.7407685</text:p>
          </table:table-cell>
        </table:table-row>
        <table:table-row table:style-name="ro1">
          <table:table-cell office:value-type="string">
            <text:p>15:37:5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9567</text:p>
          </table:table-cell>
          <table:table-cell office:value-type="string">
            <text:p>Long=7.7407885</text:p>
          </table:table-cell>
        </table:table-row>
        <table:table-row table:style-name="ro1">
          <table:table-cell office:value-type="string">
            <text:p>15:37:5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9683</text:p>
          </table:table-cell>
          <table:table-cell office:value-type="string">
            <text:p>Long=7.7408087</text:p>
          </table:table-cell>
        </table:table-row>
        <table:table-row table:style-name="ro1">
          <table:table-cell office:value-type="string">
            <text:p>15:37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807</text:p>
          </table:table-cell>
          <table:table-cell office:value-type="string">
            <text:p>Long=7.74083</text:p>
          </table:table-cell>
        </table:table-row>
        <table:table-row table:style-name="ro1">
          <table:table-cell office:value-type="string">
            <text:p>15:37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902</text:p>
          </table:table-cell>
          <table:table-cell office:value-type="string">
            <text:p>Long=7.7408492</text:p>
          </table:table-cell>
        </table:table-row>
        <table:table-row table:style-name="ro1">
          <table:table-cell office:value-type="string">
            <text:p>15:37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</text:p>
          </table:table-cell>
          <table:table-cell office:value-type="string">
            <text:p>Long=7.7408675</text:p>
          </table:table-cell>
        </table:table-row>
        <table:table-row table:style-name="ro1">
          <table:table-cell office:value-type="string">
            <text:p>15:37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119</text:p>
          </table:table-cell>
          <table:table-cell office:value-type="string">
            <text:p>Long=7.740885</text:p>
          </table:table-cell>
        </table:table-row>
        <table:table-row table:style-name="ro1">
          <table:table-cell office:value-type="string">
            <text:p>15:37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245</text:p>
          </table:table-cell>
          <table:table-cell office:value-type="string">
            <text:p>Long=7.7409009</text:p>
          </table:table-cell>
        </table:table-row>
        <table:table-row table:style-name="ro1">
          <table:table-cell office:value-type="string">
            <text:p>15:37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319</text:p>
          </table:table-cell>
          <table:table-cell office:value-type="string">
            <text:p>Long=7.7409118</text:p>
          </table:table-cell>
        </table:table-row>
        <table:table-row table:style-name="ro1">
          <table:table-cell office:value-type="string">
            <text:p>15:38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399</text:p>
          </table:table-cell>
          <table:table-cell office:value-type="string">
            <text:p>Long=7.7409242</text:p>
          </table:table-cell>
        </table:table-row>
        <table:table-row table:style-name="ro1">
          <table:table-cell office:value-type="string">
            <text:p>15:38:0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457</text:p>
          </table:table-cell>
          <table:table-cell office:value-type="string">
            <text:p>Long=7.7409316</text:p>
          </table:table-cell>
        </table:table-row>
        <table:table-row table:style-name="ro1">
          <table:table-cell office:value-type="string">
            <text:p>15:38:0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532</text:p>
          </table:table-cell>
          <table:table-cell office:value-type="string">
            <text:p>Long=7.7409405</text:p>
          </table:table-cell>
        </table:table-row>
        <table:table-row table:style-name="ro1">
          <table:table-cell office:value-type="string">
            <text:p>15:38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615</text:p>
          </table:table-cell>
          <table:table-cell office:value-type="string">
            <text:p>Long=7.7409539</text:p>
          </table:table-cell>
        </table:table-row>
        <table:table-row table:style-name="ro1">
          <table:table-cell office:value-type="string">
            <text:p>15:38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714</text:p>
          </table:table-cell>
          <table:table-cell office:value-type="string">
            <text:p>Long=7.7409722</text:p>
          </table:table-cell>
        </table:table-row>
        <table:table-row table:style-name="ro1">
          <table:table-cell office:value-type="string">
            <text:p>15:38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813</text:p>
          </table:table-cell>
          <table:table-cell office:value-type="string">
            <text:p>Long=7.7409905</text:p>
          </table:table-cell>
        </table:table-row>
        <table:table-row table:style-name="ro1">
          <table:table-cell office:value-type="string">
            <text:p>15:38:0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886</text:p>
          </table:table-cell>
          <table:table-cell office:value-type="string">
            <text:p>Long=7.7410043</text:p>
          </table:table-cell>
        </table:table-row>
        <table:table-row table:style-name="ro1">
          <table:table-cell office:value-type="string">
            <text:p>15:38:0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099</text:p>
          </table:table-cell>
          <table:table-cell office:value-type="string">
            <text:p>Long=7.7410226</text:p>
          </table:table-cell>
        </table:table-row>
        <table:table-row table:style-name="ro1">
          <table:table-cell office:value-type="string">
            <text:p>15:38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085</text:p>
          </table:table-cell>
          <table:table-cell office:value-type="string">
            <text:p>Long=7.7410362</text:p>
          </table:table-cell>
        </table:table-row>
        <table:table-row table:style-name="ro1">
          <table:table-cell office:value-type="string">
            <text:p>15:38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164</text:p>
          </table:table-cell>
          <table:table-cell office:value-type="string">
            <text:p>Long=7.7410481</text:p>
          </table:table-cell>
        </table:table-row>
        <table:table-row table:style-name="ro1">
          <table:table-cell office:value-type="string">
            <text:p>15:38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218</text:p>
          </table:table-cell>
          <table:table-cell office:value-type="string">
            <text:p>Long=7.7410553</text:p>
          </table:table-cell>
        </table:table-row>
        <table:table-row table:style-name="ro1">
          <table:table-cell office:value-type="string">
            <text:p>15:38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281</text:p>
          </table:table-cell>
          <table:table-cell office:value-type="string">
            <text:p>Long=7.7410606</text:p>
          </table:table-cell>
        </table:table-row>
        <table:table-row table:style-name="ro1">
          <table:table-cell office:value-type="string">
            <text:p>15:38:1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1326</text:p>
          </table:table-cell>
          <table:table-cell office:value-type="string">
            <text:p>Long=7.7410625</text:p>
          </table:table-cell>
        </table:table-row>
        <table:table-row table:style-name="ro1">
          <table:table-cell office:value-type="string">
            <text:p>15:38:1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14</text:p>
          </table:table-cell>
          <table:table-cell office:value-type="string">
            <text:p>Long=7.7410695</text:p>
          </table:table-cell>
        </table:table-row>
        <table:table-row table:style-name="ro1">
          <table:table-cell office:value-type="string">
            <text:p>15:38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456</text:p>
          </table:table-cell>
          <table:table-cell office:value-type="string">
            <text:p>Long=7.7410763</text:p>
          </table:table-cell>
        </table:table-row>
        <table:table-row table:style-name="ro1">
          <table:table-cell office:value-type="string">
            <text:p>15:38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568</text:p>
          </table:table-cell>
          <table:table-cell office:value-type="string">
            <text:p>Long=7.7410902</text:p>
          </table:table-cell>
        </table:table-row>
        <table:table-row table:style-name="ro1">
          <table:table-cell office:value-type="string">
            <text:p>15:38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691</text:p>
          </table:table-cell>
          <table:table-cell office:value-type="string">
            <text:p>Long=7.7411034</text:p>
          </table:table-cell>
        </table:table-row>
        <table:table-row table:style-name="ro1">
          <table:table-cell office:value-type="string">
            <text:p>15:38:1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807</text:p>
          </table:table-cell>
          <table:table-cell office:value-type="string">
            <text:p>Long=7.7411114</text:p>
          </table:table-cell>
        </table:table-row>
        <table:table-row table:style-name="ro1">
          <table:table-cell office:value-type="string">
            <text:p>15:38:1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1847</text:p>
          </table:table-cell>
          <table:table-cell office:value-type="string">
            <text:p>Long=7.7411107</text:p>
          </table:table-cell>
        </table:table-row>
        <table:table-row table:style-name="ro1">
          <table:table-cell office:value-type="string">
            <text:p>15:38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847</text:p>
          </table:table-cell>
          <table:table-cell office:value-type="string">
            <text:p>Long=7.7411098</text:p>
          </table:table-cell>
        </table:table-row>
        <table:table-row table:style-name="ro1">
          <table:table-cell office:value-type="string">
            <text:p>15:38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838</text:p>
          </table:table-cell>
          <table:table-cell office:value-type="string">
            <text:p>Long=7.7411097</text:p>
          </table:table-cell>
        </table:table-row>
        <table:table-row table:style-name="ro1">
          <table:table-cell office:value-type="string">
            <text:p>15:38:2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1803</text:p>
          </table:table-cell>
          <table:table-cell office:value-type="string">
            <text:p>Long=7.7411001</text:p>
          </table:table-cell>
        </table:table-row>
        <table:table-row table:style-name="ro1">
          <table:table-cell office:value-type="string">
            <text:p>15:38:2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175</text:p>
          </table:table-cell>
          <table:table-cell office:value-type="string">
            <text:p>Long=7.7410948</text:p>
          </table:table-cell>
        </table:table-row>
        <table:table-row table:style-name="ro1">
          <table:table-cell office:value-type="string">
            <text:p>15:38:2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7171</text:p>
          </table:table-cell>
          <table:table-cell office:value-type="string">
            <text:p>Long=7.741091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time" office:time-value="PT15H34M09S">
            <text:p>15:34:09</text:p>
          </table:table-cell>
          <table:table-cell table:number-columns-repeated="2"/>
          <table:table-cell table:style-name="Default" table:formula="of:=SUM([.D2:.D256])" office:value-type="float" office:value="1398">
            <text:p>1398</text:p>
          </table:table-cell>
          <table:table-cell table:number-columns-repeated="4"/>
        </table:table-row>
        <table:table-row table:style-name="ro1">
          <table:table-cell table:style-name="ce1" office:value-type="time" office:time-value="PT15H38M23S">
            <text:p>15:38:23</text:p>
          </table:table-cell>
          <table:table-cell table:number-columns-repeated="2"/>
          <table:table-cell table:style-name="Default" table:formula="of:=[.D258]/255" office:value-type="float" office:value="5.48235294117647">
            <text:p>5,4823529412</text:p>
          </table:table-cell>
          <table:table-cell office:value-type="string">
            <text:p>Aritmetisches Mittel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259]-[.A258]" office:value-type="time" office:time-value="PT00H04M14S">
            <text:p>00:04:14</text:p>
          </table:table-cell>
          <table:table-cell office:value-type="float" office:value="255">
            <text:p>25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formula="of:=(60*4)+14" office:value-type="float" office:value="254">
            <text:p>254</text:p>
          </table:table-cell>
          <table:table-cell table:formula="of:=[.B264]/[.A265]" office:value-type="float" office:value="1.00393700787402">
            <text:p>1,0039370079</text:p>
          </table:table-cell>
          <table:table-cell office:value-type="string">
            <text:p>Updates pro Sekunde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9.03.2015</text:date>, <text:time>04:00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5-03-09T04:00:09.61</dc:date>
    <meta:editing-duration>PT55M31S</meta:editing-duration>
    <meta:editing-cycles>3</meta:editing-cycles>
    <meta:document-statistic meta:table-count="1" meta:cell-count="1286" meta:object-count="0"/>
  </office:meta>
</office:document-meta>
</file>